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officeooo:rsid="000df4b0" officeooo:paragraph-rsid="000df4b0"/>
    </style:style>
    <style:style style:name="P2" style:family="paragraph" style:parent-style-name="Text_20_body">
      <style:text-properties officeooo:rsid="000bcf64" officeooo:paragraph-rsid="000bcf64"/>
    </style:style>
    <style:style style:name="P3" style:family="paragraph" style:parent-style-name="Text_20_body" style:list-style-name="L1">
      <style:text-properties officeooo:rsid="000bcf64" officeooo:paragraph-rsid="000bcf64"/>
    </style:style>
    <style:style style:name="P4" style:family="paragraph" style:parent-style-name="Text_20_body" style:list-style-name="L1">
      <style:text-properties officeooo:rsid="000d4c95" officeooo:paragraph-rsid="000d4c95"/>
    </style:style>
    <style:style style:name="P5" style:family="paragraph" style:parent-style-name="Text_20_body">
      <style:text-properties officeooo:rsid="000d4c95" officeooo:paragraph-rsid="000d4c95"/>
    </style:style>
    <style:style style:name="P6" style:family="paragraph" style:parent-style-name="Text_20_body" style:list-style-name="L3">
      <style:text-properties officeooo:rsid="000df4b0" officeooo:paragraph-rsid="000df4b0"/>
    </style:style>
    <style:style style:name="P7" style:family="paragraph" style:parent-style-name="Text_20_body" style:list-style-name="L3">
      <style:text-properties officeooo:paragraph-rsid="000df4b0"/>
    </style:style>
    <style:style style:name="P8" style:family="paragraph" style:parent-style-name="Text_20_body">
      <style:text-properties officeooo:rsid="000e5e34" officeooo:paragraph-rsid="000e5e34"/>
    </style:style>
    <style:style style:name="P9" style:family="paragraph" style:parent-style-name="Heading_20_1">
      <style:text-properties officeooo:rsid="000df4b0" officeooo:paragraph-rsid="000df4b0"/>
    </style:style>
    <style:style style:name="P10" style:family="paragraph" style:parent-style-name="Quotations" style:list-style-name="L3"/>
    <style:style style:name="P11" style:family="paragraph" style:parent-style-name="Quotations" style:list-style-name="L3">
      <style:text-properties officeooo:paragraph-rsid="000df4b0"/>
    </style:style>
    <style:style style:name="P12" style:family="paragraph" style:parent-style-name="Quotations" style:list-style-name="L3">
      <style:text-properties officeooo:rsid="000df4b0" officeooo:paragraph-rsid="000df4b0"/>
    </style:style>
    <style:style style:name="T1" style:family="text">
      <style:text-properties officeooo:rsid="000bcf64"/>
    </style:style>
    <style:style style:name="T2" style:family="text">
      <style:text-properties officeooo:rsid="000df4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IT <text:span text:style-name="T1">Help</text:span></text:p>
      <text:p text:style-name="P2">Meaning of HEAD:</text:p>
      <text:list xml:id="list1603781974" text:style-name="L1">
        <text:list-item>
          <text:p text:style-name="P3">HEAD is the symbolic name for the currently checked out commit.</text:p>
        </text:list-item>
      </text:list>
      <text:p text:style-name="P2"/>
      <text:p text:style-name="P2"/>
      <text:p text:style-name="P8">Helpful if your HEAD is detached: <text:a xlink:type="simple" xlink:href="https://stackoverflow.com/questions/5772192/how-can-i-reconcile-detached-head-with-master-origin" text:style-name="Internet_20_link" text:visited-style-name="Visited_20_Internet_20_Link">https://stackoverflow.com/questions/5772192/how-can-i-reconcile-detached-head-with-master-origin</text:a></text:p>
      <text:p text:style-name="P8"/>
      <text:p text:style-name="P2"/>
      <text:p text:style-name="P2"/>
      <text:p text:style-name="P2"/>
      <text:list xml:id="list173816316461761" text:continue-numbering="true" text:style-name="L1">
        <text:list-item>
          <text:p text:style-name="P4">File changed</text:p>
        </text:list-item>
      </text:list>
      <text:p text:style-name="P5"/>
      <text:h text:style-name="P9" text:outline-level="1">Merging</text:h>
      <text:h text:style-name="P1" text:outline-level="2">Resolving Conflicts</text:h>
      <text:list xml:id="list2211728012" text:style-name="L3">
        <text:list-item>
          <text:p text:style-name="P7"><text:span text:style-name="T2">A conflict may occur, whenever a line is changed in master, e.g. by a merge of “Branch A”, and “Branch B” is merged into master having the same line edited.</text:span></text:p>
        </text:list-item>
        <text:list-item>
          <text:p text:style-name="P6">Then, you can resolve the conflict using a mergetool. See also <text:a xlink:type="simple" xlink:href="https://stackoverflow.com/questions/161813/how-to-resolve-merge-conflicts-in-git" text:style-name="Internet_20_link" text:visited-style-name="Visited_20_Internet_20_Link">https://stackoverflow.com/questions/161813/how-to-resolve-merge-conflicts-in-git</text:a></text:p>
        </text:list-item>
        <text:list-item>
          <text:p text:style-name="P6">Glossary:</text:p>
          <text:list>
            <text:list-item>
              <text:p text:style-name="P12">LOCAL – this is file from the current branch </text:p>
            </text:list-item>
            <text:list-item>
              <text:p text:style-name="P10">BASE – common ancestor, how file looked before both changes </text:p>
            </text:list-item>
            <text:list-item>
              <text:p text:style-name="P11">REMOTE – file you are merging into your branch </text:p>
            </text:list-item>
            <text:list-item>
              <text:p text:style-name="P11">MERGED – merge result, this is what gets saved in the repo</text:p>
            </text:list-item>
          </text:list>
        </text:list-item>
        <text:list-item>
          <text:p text:style-name="P6">Helpful commands are:</text:p>
          <text:list>
            <text:list-item>
              <text:p text:style-name="P6">[c and ]c to go the the last and to the next conflict</text:p>
            </text:list-item>
            <text:list-item>
              <text:p text:style-name="P6">Use :diffget RE to get the changes of the REMOTE file</text:p>
            </text:list-item>
            <text:list-item>
              <text:p text:style-name="P6"><text:soft-page-break/>Use :diffget BA to get the changes of the BASE file</text:p>
            </text:list-item>
            <text:list-item>
              <text:p text:style-name="P6">Use :diffget LO to get the changes of the LOCAL fil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05:21.252257059</meta:creation-date>
    <dc:date>2020-04-05T17:38:14.444289806</dc:date>
    <meta:editing-duration>PT5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19" meta:word-count="170" meta:character-count="1017" meta:non-whitespace-character-count="873"/>
  </office:meta>
</office:document-meta>
</file>